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420E"/>
    </style:style>
    <style:style style:name="ce3" style:family="table-cell" style:parent-style-name="Default" style:data-style-name="N0"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ext-properties fo:color="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CCCC99"/>
    </style:style>
    <style:style style:name="ce7" style:family="table-cell" style:parent-style-name="Default" style:data-style-name="N0">
      <style:table-cell-properties fo:background-color="#CCCC99"/>
    </style:style>
    <style:style style:name="ce8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9.57791666666667cm"/>
    </style:style>
    <style:style style:name="co2" style:family="table-column">
      <style:table-column-properties fo:break-before="auto" style:column-width="4.7625cm"/>
    </style:style>
    <style:style style:name="co3" style:family="table-column">
      <style:table-column-properties fo:break-before="auto" style:column-width="4.841875cm"/>
    </style:style>
    <style:style style:name="co4" style:family="table-column">
      <style:table-column-properties fo:break-before="auto" style:column-width="5.82083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CRIS Layout –</text:p>
          </table:table-cell>
          <table:table-cell office:value-type="string" table:style-name="ce1">
            <text:p>Beazley Generic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table:style-name="ce1"/>
          <table:table-cell office:value-type="string" table:style-name="ce1">
            <text:p>Beazley Generic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Common Header</text:p>
          </table:table-cell>
          <table:table-cell table:style-name="ce1"/>
          <table:table-cell office:value-type="string" table:style-name="ce1">
            <text:p>Tab Na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IP No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laim 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laim Entr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s service no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ehicle No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ccident date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ccident Time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rganisati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edant nam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cident Image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5">
            <text:p>Accident tab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Accident Details –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ported d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ate of loss/Tim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cts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amages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Initial Finding –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ate of findin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ate of find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vest statu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remium statu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sults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OI Results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uty I/O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Vehicle –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ehicle No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ke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odel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Driver –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mployee no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ur Name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iven Name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RIC No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obile 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ontact n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rth date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ate joined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ender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Process –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itial estimate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surer claim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ndate req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5">
            <text:p>Claim tab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laim Typ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laimant entr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im D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Fr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im Office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edant nam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nal settle Date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laim Statu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laim Entr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bar Date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lobal sum settelement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Claim Amount/payout –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ase category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escription of los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iver's liability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og Amount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OU rate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OU Days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alance log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Insurer Matters –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port sent to insurer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ferred to insurer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form insurer of settlement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cess recovered date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Severity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rit Issued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rit No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nsitive case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P letter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Deletion of Record –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cord deletion date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cord deletion reason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Record creation –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reated by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reated date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opened date</text:p>
          </table:table-cell>
          <table:table-cell office:value-type="string" table:style-name="ce1">
            <text:p>Y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ate/Reopened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5">
            <text:p>3<text:span text:style-name="T3">rd</text:span><text:s/>Party tab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ther party type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mpany Nam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laimant nam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ference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ate Appointed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ehicle No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urname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ivenname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ddress line1 address line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untry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reate zone countr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t Code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ffice No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obile No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x No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mail Address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Payments –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aid this year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aid to d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View claim payment regist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cov. This year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cov . To date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5">
            <text:p>Notes tab –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tes Code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te Date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te Time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 code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 id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cription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2">
          <table:table-cell table:style-name="ce5"/>
          <table:table-cell table:number-columns-repeated="16383" table:style-name="ce1"/>
        </table:table-row>
        <table:table-row table:style-name="ro2">
          <table:table-cell office:value-type="string" table:style-name="ce5">
            <text:p>Tasks tab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ask No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sk Type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sk Assigned to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mpt details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tion Due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tion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ose date</text:p>
          </table:table-cell>
          <table:table-cell office:value-type="string" table:style-name="ce1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dified date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 office:value-type="string" table:style-name="ce5">
            <text:p>Finance – claim expense tab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wn vehicle repair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vestigator/survey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3<text:span text:style-name="T3">rd</text:span><text:s/>Party property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3<text:span text:style-name="T3">rd</text:span><text:s/>Party personal Injury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ur Solicitor cost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ur Professional Experts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3<text:span text:style-name="T3">rd</text:span><text:s/>Party legal costs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bursements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her Expenses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tal ground up expenses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vestigator/survey fees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vestigator/survey Reinspection fees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vestigator/survey pte investigation fees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3<text:span text:style-name="T3">rd</text:span><text:s/>loss of use paid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3<text:span text:style-name="T3">rd</text:span><text:s/>cost of repair paid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3<text:span text:style-name="T3">rd</text:span><text:s/>loss of rental paid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3<text:span text:style-name="T3">rd</text:span><text:s/>party damages paid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3<text:span text:style-name="T3">rd</text:span><text:s/>medical expenses paid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3<text:span text:style-name="T3">rd</text:span><text:s/>party future medical expense tab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3<text:span text:style-name="T3">rd</text:span><text:s/>party loss of earning paid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3<text:span text:style-name="T3">rd</text:span><text:s/>party loss of future earning paid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3<text:span text:style-name="T3">rd</text:span><text:s/>party log medical expense paid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3<text:span text:style-name="T3">rd</text:span><text:s/>party medical report fees paid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ther Expenses-- Interest paid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ther Expenses – miscellaneous fee paid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ther Expenses – public trustee fee paid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5">
            <text:p>Transaction <text:s/>tab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ransaction Date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Transaction type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Creditor Name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pense cod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Treaty cod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ount paid</text:p>
          </table:table-cell>
          <table:table-cell office:value-type="string" table:style-name="ce1">
            <text:p>y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uthorized by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uthorized time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uthorized date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ocessed date</text:p>
          </table:table-cell>
          <table:table-cell office:value-type="string" table:style-name="ce1">
            <text:p>No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style-name="ce5"/>
          <table:table-cell table:number-columns-repeated="16383"/>
        </table:table-row>
        <table:table-row table:number-rows-repeated="10484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ravesh Kumar</meta:initial-creator>
    <dc:creator>pravesh.kumar</dc:creator>
    <meta:creation-date>2014-03-21T18:01:52Z</meta:creation-date>
    <dc:date>2014-03-24T13:50:21Z</dc:date>
    <meta:editing-cycles>53</meta:editing-cycles>
    <meta:editing-duration>PT20400S</meta:editing-duration>
  </office:meta>
</office:document-meta>
</file>